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625in" style:use-optimal-column-width="false"/>
    </style:style>
    <style:style style:name="TableColumn3" style:family="table-column">
      <style:table-column-properties style:column-width="1.6041in" style:use-optimal-column-width="false"/>
    </style:style>
    <style:style style:name="TableColumn4" style:family="table-column">
      <style:table-column-properties style:column-width="5.0833in" style:use-optimal-column-width="false"/>
    </style:style>
    <style:style style:name="TableColumn5" style:family="table-column">
      <style:table-column-properties style:column-width="1.8055in" style:use-optimal-column-width="false"/>
    </style:style>
    <style:style style:name="Table1" style:family="table" style:master-page-name="MP0">
      <style:table-properties style:width="10.118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/>
      <style:text-properties style:font-name="Arial" fo:font-size="14pt" style:font-size-asian="14pt" style:font-size-complex="14pt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style:font-name="Arial" fo:font-size="14pt" style:font-size-asian="14pt" style:font-size-complex="14pt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Arial" fo:font-size="14pt" style:font-size-asian="14pt" style:font-size-complex="14pt"/>
    </style:style>
    <style:style style:name="TableCell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style:font-name="Arial" fo:font-size="14pt" style:font-size-asian="14pt" style:font-size-complex="14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Arial" fo:font-size="14pt" style:font-size-asian="14pt" style:font-size-complex="14pt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Arial" fo:font-size="14pt" style:font-size-asian="14pt" style:font-size-complex="14pt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Arial" fo:font-size="14pt" style:font-size-asian="14pt" style:font-size-complex="14pt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Arial" fo:font-size="14pt" style:font-size-asian="14pt" style:font-size-complex="14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Arial" fo:font-size="14pt" style:font-size-asian="14pt" style:font-size-complex="14pt"/>
    </style:style>
    <style:style style:name="TableCell27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Arial" fo:font-size="14pt" style:font-size-asian="14pt" style:font-size-complex="14pt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31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32" style:parent-style-name="TableContents" style:family="paragraph">
      <style:text-properties style:font-name="Arial" fo:font-size="14pt" style:font-size-asian="14pt" style:font-size-complex="14pt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Arial" fo:font-size="14pt" style:font-size-asian="14pt" style:font-size-complex="14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Arial" fo:font-size="14pt" style:font-size-asian="14pt" style:font-size-complex="14pt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Arial" fo:font-size="14pt" style:font-size-asian="14pt" style:font-size-complex="14pt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42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43" style:parent-style-name="TableContents" style:family="paragraph">
      <style:text-properties style:font-name="Arial" fo:font-size="14pt" style:font-size-asian="14pt" style:font-size-complex="14pt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Arial" fo:font-size="14pt" style:font-size-asian="14pt" style:font-size-complex="14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Arial" fo:font-size="14pt" style:font-size-asian="14pt" style:font-size-complex="14pt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Arial" fo:font-size="14pt" style:font-size-asian="14pt" style:font-size-complex="14pt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53" style:parent-style-name="TableContents" style:family="paragraph">
      <style:text-properties style:font-name="Arial" fo:font-size="14pt" style:font-size-asian="14pt" style:font-size-complex="14pt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Arial" fo:font-size="14pt" style:font-size-asian="14pt" style:font-size-complex="14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Arial" fo:font-size="14pt" style:font-size-asian="14pt" style:font-size-complex="14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Arial" fo:font-size="14pt" style:font-size-asian="14pt" style:font-size-complex="14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63" style:parent-style-name="TableContents" style:family="paragraph">
      <style:text-properties style:font-name="Arial" style:font-weight-complex="bold" style:font-style-complex="italic" fo:font-size="14pt" style:font-size-asian="14pt" style:font-size-complex="14pt"/>
    </style:style>
    <style:style style:name="P64" style:parent-style-name="TableContents" style:family="paragraph">
      <style:text-properties style:font-name="Arial" style:font-weight-complex="bold" style:font-style-complex="italic" fo:font-size="14pt" style:font-size-asian="14pt" style:font-size-complex="14pt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Arial" fo:font-size="14pt" style:font-size-asian="14pt" style:font-size-complex="14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Arial" fo:font-size="14pt" style:font-size-asian="14pt" style:font-size-complex="14pt"/>
    </style:style>
    <style:style style:name="TableCell7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Arial" fo:font-size="14pt" style:font-size-asian="14pt" style:font-size-complex="14pt"/>
    </style:style>
    <style:style style:name="TableCell7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74" style:parent-style-name="TableContents" style:family="paragraph">
      <style:text-properties style:font-name="Arial" style:font-weight-complex="bold" style:font-style-complex="italic" fo:font-size="14pt" style:font-size-asian="14pt" style:font-size-complex="14pt"/>
    </style:style>
    <style:style style:name="TableCell75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Arial" fo:font-size="14pt" style:font-size-asian="14pt" style:font-size-complex="14pt"/>
    </style:style>
    <style:style style:name="TableRow77" style:family="table-row">
      <style:table-row-properties style:min-row-height="0.0173in"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Arial" fo:font-size="14pt" style:font-size-asian="14pt" style:font-size-complex="14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Arial" fo:font-size="14pt" style:font-size-asian="14pt" style:font-size-complex="14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Arial" fo:font-size="14pt" style:font-size-asian="14pt" style:font-size-complex="14pt"/>
    </style:style>
    <style:style style:name="P86" style:parent-style-name="Standard" style:family="paragraph">
      <style:paragraph-properties fo:break-before="page"/>
    </style:style>
    <style:style style:name="TableColumn88" style:family="table-column">
      <style:table-column-properties style:column-width="1.625in" style:use-optimal-column-width="false"/>
    </style:style>
    <style:style style:name="TableColumn89" style:family="table-column">
      <style:table-column-properties style:column-width="1.6041in" style:use-optimal-column-width="false"/>
    </style:style>
    <style:style style:name="TableColumn90" style:family="table-column">
      <style:table-column-properties style:column-width="5.0833in" style:use-optimal-column-width="false"/>
    </style:style>
    <style:style style:name="TableColumn91" style:family="table-column">
      <style:table-column-properties style:column-width="1.8055in" style:use-optimal-column-width="false"/>
    </style:style>
    <style:style style:name="Table87" style:family="table">
      <style:table-properties style:width="10.118in" fo:margin-left="0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Arial" fo:font-size="14pt" style:font-size-asian="14pt" style:font-size-complex="14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Arial" fo:font-size="14pt" style:font-size-asian="14pt" style:font-size-complex="14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99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00" style:parent-style-name="TableContents" style:family="paragraph">
      <style:text-properties style:font-name="Arial" fo:font-size="14pt" style:font-size-asian="14pt" style:font-size-complex="14pt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Arial" fo:font-size="14pt" style:font-size-asian="14pt" style:font-size-complex="14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Arial" fo:font-size="14pt" style:font-size-asian="14pt" style:font-size-complex="14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Arial" fo:font-size="14pt" style:font-size-asian="14pt" style:font-size-complex="14pt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10" style:parent-style-name="TableContents" style:family="paragraph">
      <style:text-properties style:font-name="Arial" style:font-weight-complex="bold" style:font-style-complex="italic" fo:font-size="14pt" style:font-size-asian="14pt" style:font-size-complex="14pt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Arial" fo:font-size="14pt" style:font-size-asian="14pt" style:font-size-complex="14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Arial" fo:font-size="14pt" style:font-size-asian="14pt" style:font-size-complex="14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Arial" fo:font-size="14pt" style:font-size-asian="14pt" style:font-size-complex="14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20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21" style:parent-style-name="TableContents" style:family="paragraph">
      <style:text-properties style:font-name="Arial" style:font-weight-complex="bold" style:font-style-complex="italic" fo:font-size="14pt" style:font-size-asian="14pt" style:font-size-complex="14pt"/>
    </style:style>
    <style:style style:name="T122" style:parent-style-name="Absatz-Standardschriftart" style:family="text">
      <style:text-properties style:font-name="Arial" style:font-weight-complex="bold" style:font-style-complex="italic" fo:font-size="14pt" style:font-size-asian="14pt" style:font-size-complex="14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Arial" fo:font-size="14pt" style:font-size-asian="14pt" style:font-size-complex="14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Arial" fo:font-size="14pt" style:font-size-asian="14pt" style:font-size-complex="14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Arial" fo:font-size="14pt" style:font-size-asian="14pt" style:font-size-complex="14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32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33" style:parent-style-name="TableContents" style:family="paragraph">
      <style:text-properties style:font-name="Arial" fo:font-size="14pt" style:font-size-asian="14pt" style:font-size-complex="14pt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Arial" fo:font-size="14pt" style:font-size-asian="14pt" style:font-size-complex="14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Arial" fo:font-size="14pt" style:font-size-asian="14pt" style:font-size-complex="14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Arial" fo:font-size="14pt" style:font-size-asian="14pt" style:font-size-complex="14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43" style:parent-style-name="TableContents" style:family="paragraph">
      <style:text-properties style:font-name="Arial" style:font-weight-complex="bold" style:font-style-complex="italic" fo:font-size="14pt" style:font-size-asian="14pt" style:font-size-complex="14pt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Arial" fo:font-size="14pt" style:font-size-asian="14pt" style:font-size-complex="14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Arial" fo:font-size="14pt" style:font-size-asian="14pt" style:font-size-complex="14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Arial" fo:font-size="14pt" style:font-size-asian="14pt" style:font-size-complex="14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53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54" style:parent-style-name="TableContents" style:family="paragraph">
      <style:text-properties style:font-name="Arial" fo:font-size="14pt" style:font-size-asian="14pt" style:font-size-complex="14pt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Arial" fo:font-size="14pt" style:font-size-asian="14pt" style:font-size-complex="14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Arial" fo:font-size="14pt" style:font-size-asian="14pt" style:font-size-complex="14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Arial" fo:font-size="14pt" style:font-size-asian="14pt" style:font-size-complex="14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64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65" style:parent-style-name="TableContents" style:family="paragraph">
      <style:text-properties style:font-name="Arial" fo:font-size="14pt" style:font-size-asian="14pt" style:font-size-complex="14pt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Arial" fo:font-size="14pt" style:font-size-asian="14pt" style:font-size-complex="14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Arial" fo:font-size="14pt" style:font-size-asian="14pt" style:font-size-complex="14pt"/>
    </style:style>
    <style:style style:name="TableCell17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Arial" fo:font-size="14pt" style:font-size-asian="14pt" style:font-size-complex="14pt"/>
    </style:style>
    <style:style style:name="TableCell173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75" style:parent-style-name="TableContents" style:family="paragraph">
      <style:text-properties style:font-name="Arial" style:font-weight-complex="bold" style:font-style-complex="italic" fo:font-size="14pt" style:font-size-asian="14pt" style:font-size-complex="14pt"/>
    </style:style>
    <style:style style:name="TableCell176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Arial" fo:font-size="14pt" style:font-size-asian="14pt" style:font-size-complex="14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Arial" fo:font-size="14pt" style:font-size-asian="14pt" style:font-size-complex="14pt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Arial" fo:font-size="14pt" style:font-size-asian="14pt" style:font-size-complex="14pt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Arial" fo:font-size="14pt" style:font-size-asian="14pt" style:font-size-complex="14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Arial" fo:font-size="14pt" style:font-size-asian="14pt" style:font-size-complex="14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Arial" fo:font-size="14pt" style:font-size-asian="14pt" style:font-size-complex="14pt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94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Arial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Zustand vorher</text:p>
          </table:table-cell>
          <table:table-cell table:style-name="TableCell9">
            <text:p text:style-name="P10">Client sendet</text:p>
          </table:table-cell>
          <table:table-cell table:style-name="TableCell11">
            <text:p text:style-name="P12">Server sendet / sendet an alle</text:p>
          </table:table-cell>
          <table:table-cell table:style-name="TableCell13">
            <text:p text:style-name="P14">Zustand nächster</text:p>
          </table:table-cell>
        </table:table-row>
        <table:table-row table:style-name="TableRow15">
          <table:table-cell table:style-name="TableCell16">
            <text:p text:style-name="P17">Neue Verbindung</text:p>
          </table:table-cell>
          <table:table-cell table:style-name="TableCell18">
            <text:p text:style-name="P19"/>
          </table:table-cell>
          <table:table-cell table:style-name="TableCell20">
            <text:p text:style-name="P21">„Hello set name with NICK &lt;name&gt;“</text:p>
          </table:table-cell>
          <table:table-cell table:style-name="TableCell22">
            <text:p text:style-name="P23">NICKNAME</text:p>
          </table:table-cell>
        </table:table-row>
        <table:table-row table:style-name="TableRow24">
          <table:table-cell table:style-name="TableCell25">
            <text:p text:style-name="P26">NICKNAME</text:p>
          </table:table-cell>
          <table:table-cell table:style-name="TableCell27">
            <text:p text:style-name="P28">„NICK &lt;name&gt;“</text:p>
          </table:table-cell>
          <table:table-cell table:style-name="TableCell29">
            <text:p text:style-name="P30">Gültiger Nickname:</text:p>
            <text:p text:style-name="P31">An<text:s/>Client:</text:p>
            <text:p text:style-name="P32">„+NICKIS &lt;name&gt;“</text:p>
          </table:table-cell>
          <table:table-cell table:style-name="TableCell33">
            <text:p text:style-name="P34">WAIT</text:p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>Ungültiger Nickname:</text:p>
            <text:p text:style-name="P42">An Client:</text:p>
            <text:p text:style-name="P43">„Name invalid“</text:p>
          </table:table-cell>
          <table:table-cell table:style-name="TableCell44">
            <text:p text:style-name="P45">NICKNAME</text:p>
          </table:table-cell>
        </table:table-row>
        <table:table-row table:style-name="TableRow46">
          <table:table-cell table:style-name="TableCell47">
            <text:p text:style-name="P48"/>
          </table:table-cell>
          <table:table-cell table:style-name="TableCell49">
            <text:p text:style-name="P50">Sonst</text:p>
          </table:table-cell>
          <table:table-cell table:style-name="TableCell51">
            <text:p text:style-name="P52">An Client:</text:p>
            <text:p text:style-name="P53">„ERR unknown command“</text:p>
          </table:table-cell>
          <table:table-cell table:style-name="TableCell54">
            <text:p text:style-name="P55">NICKNAME</text:p>
          </table:table-cell>
        </table:table-row>
        <table:table-row table:style-name="TableRow56">
          <table:table-cell table:style-name="TableCell57">
            <text:p text:style-name="P58">WAIT</text:p>
          </table:table-cell>
          <table:table-cell table:style-name="TableCell59">
            <text:p text:style-name="P60"/>
          </table:table-cell>
          <table:table-cell table:style-name="TableCell61">
            <text:p text:style-name="P62">Wenn weiterer Spieler angemeldet</text:p>
            <text:p text:style-name="P63">„+GAMEWITH &lt;name&gt;“</text:p>
            <text:p text:style-name="P64">„+SYMBOL &lt;s&gt;“ oder „+COLOR &lt;c&gt;“</text:p>
          </table:table-cell>
          <table:table-cell table:style-name="TableCell65">
            <text:p text:style-name="P66">PASSIVE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>Wenn kein<text:s/>weiterer Spieler angemeldet</text:p>
            <text:p text:style-name="P74">„Wait for second player“</text:p>
          </table:table-cell>
          <table:table-cell table:style-name="TableCell75">
            <text:p text:style-name="P76">WAIT</text:p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</table:table>
      <text:p text:style-name="P86"/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PASSIVE</text:p>
          </table:table-cell>
          <table:table-cell table:style-name="TableCell95">
            <text:p text:style-name="P96"/>
          </table:table-cell>
          <table:table-cell table:style-name="TableCell97">
            <text:p text:style-name="P98">Wenn Spieler am Zug:</text:p>
            <text:p text:style-name="P99">An Client</text:p>
            <text:p text:style-name="P100">„+ACTIVE it is your turn – type MOVE &lt;i&gt; &lt;j&gt;“</text:p>
          </table:table-cell>
          <table:table-cell table:style-name="TableCell101">
            <text:p text:style-name="P102">ACTIVE</text:p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>Beliebige Anfrage</text:p>
          </table:table-cell>
          <table:table-cell table:style-name="TableCell108">
            <text:p text:style-name="P109">An Client:</text:p>
            <text:p text:style-name="P110">„-ERR it is not your turn“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ACTIVE</text:p>
          </table:table-cell>
          <table:table-cell table:style-name="TableCell116">
            <text:p text:style-name="P117">„SHIFT<text:s/>&lt;i&gt; &lt;j&gt;“</text:p>
          </table:table-cell>
          <table:table-cell table:style-name="TableCell118">
            <text:p text:style-name="P119">Wenn Zug<text:s/>möglich:</text:p>
            <text:p text:style-name="P120">An beide:</text:p>
            <text:p text:style-name="P121">„+SET &lt;symbol&gt; &lt;i&gt; &lt;j&gt;“ oder „+SET &lt;color&gt; &lt;i&gt; &lt;j&gt;</text:p>
            <text:p text:style-name="TableContents"><text:span text:style-name="T122">„+PASSIVE“</text:span></text:p>
          </table:table-cell>
          <table:table-cell table:style-name="TableCell123">
            <text:p text:style-name="P124">PASSIVE</text:p>
          </table:table-cell>
        </table:table-row>
        <table:table-row table:style-name="TableRow125"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>Wenn Zug nicht möglich:</text:p>
            <text:p text:style-name="P132">An Client:</text:p>
            <text:p text:style-name="P133">„move not possible“</text:p>
          </table:table-cell>
          <table:table-cell table:style-name="TableCell134">
            <text:p text:style-name="P135">ACTIVE</text:p>
          </table:table-cell>
        </table:table-row>
        <table:table-row table:style-name="TableRow136">
          <table:table-cell table:style-name="TableCell137">
            <text:p text:style-name="P138">OVER</text:p>
          </table:table-cell>
          <table:table-cell table:style-name="TableCell139">
            <text:p text:style-name="P140">„NEW“</text:p>
          </table:table-cell>
          <table:table-cell table:style-name="TableCell141">
            <text:p text:style-name="P142">An Client:</text:p>
            <text:p text:style-name="P143">„OK“</text:p>
          </table:table-cell>
          <table:table-cell table:style-name="TableCell144">
            <text:p text:style-name="P145">WAIT</text:p>
          </table:table-cell>
        </table:table-row>
        <table:table-row table:style-name="TableRow146">
          <table:table-cell table:style-name="TableCell147">
            <text:p text:style-name="P148">Beliebig</text:p>
          </table:table-cell>
          <table:table-cell table:style-name="TableCell149">
            <text:p text:style-name="P150"/>
          </table:table-cell>
          <table:table-cell table:style-name="TableCell151">
            <text:p text:style-name="P152">Wenn Spiel gewonnen</text:p>
            <text:p text:style-name="P153">An Client:</text:p>
            <text:p text:style-name="P154">„+WON“</text:p>
          </table:table-cell>
          <table:table-cell table:style-name="TableCell155">
            <text:p text:style-name="P156">OVER</text:p>
          </table:table-cell>
        </table:table-row>
        <table:table-row table:style-name="TableRow157"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>Wenn Spiel<text:s/>verloren:</text:p>
            <text:p text:style-name="P164">An Client:</text:p>
            <text:p text:style-name="P165">„+LOST“</text:p>
          </table:table-cell>
          <table:table-cell table:style-name="TableCell166">
            <text:p text:style-name="P167">OVER</text:p>
          </table:table-cell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>Wenn Spiel unentschieden:</text:p>
            <text:p text:style-name="P175">„+TIED</text:p>
          </table:table-cell>
          <table:table-cell table:style-name="TableCell176">
            <text:p text:style-name="P177">OVER</text:p>
          </table:table-cell>
        </table:table-row>
        <table:table-row table:style-name="TableRow178"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/>
          </table:table-cell>
          <table:table-cell table:style-name="TableCell190">
            <text:p text:style-name="P191">„QUIT“</text:p>
          </table:table-cell>
          <table:table-cell table:style-name="TableCell192">
            <text:p text:style-name="P193">An Client:</text:p>
            <text:p text:style-name="P194">„See you soon“</text:p>
          </table:table-cell>
          <table:table-cell table:style-name="TableCell195">
            <text:p text:style-name="P196">Verbindung beendet</text:p>
          </table:table-cell>
        </table:table-row>
      </table:table>
      <text:p text:style-name="Standard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prechblasentext" style:display-name="Sprechblasentext" style:family="paragraph" style:parent-style-name="Standard">
      <style:text-properties style:font-name="Segoe UI" fo:font-size="9pt" style:font-size-asian="9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Segoe UI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4722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eiko Dudzus</dc:creator>
    <meta:creation-date>2016-04-27T11:12:00Z</meta:creation-date>
    <dc:date>2016-07-14T09:41:00Z</dc:date>
    <meta:print-date>2016-06-28T14:38:00Z</meta:print-date>
    <meta:template xlink:href="Normal.dotm" xlink:type="simple"/>
    <meta:editing-cycles>26</meta:editing-cycles>
    <meta:editing-duration>PT0S</meta:editing-duration>
    <meta:document-statistic meta:page-count="2" meta:paragraph-count="2" meta:word-count="147" meta:character-count="1075" meta:row-count="7" meta:non-whitespace-character-count="930"/>
  </office:meta>
</office:document-meta>
</file>